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Open Sans" svg:font-family="'Open Sans'"/>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ourier 10 pitch" svg:font-family="'courier 10 pitch', Courier, monospace"/>
  </office:font-face-decls>
  <office:automatic-styles>
    <style:style style:name="P1" style:family="paragraph" style:parent-style-name="Text_20_body">
      <style:paragraph-properties fo:text-align="start" style:justify-single-word="false"/>
      <style:text-properties officeooo:paragraph-rsid="00126a4d"/>
    </style:style>
    <style:style style:name="P2" style:family="paragraph" style:parent-style-name="Heading_20_1">
      <style:paragraph-properties fo:text-align="center" style:justify-single-word="false"/>
      <style:text-properties style:font-name="Arial1" fo:font-size="20pt" officeooo:rsid="000e895e" officeooo:paragraph-rsid="000e895e" style:font-size-asian="20pt" style:font-size-complex="20pt"/>
    </style:style>
    <style:style style:name="P3" style:family="paragraph" style:parent-style-name="Heading_20_1">
      <style:text-properties style:font-name="Arial1" fo:font-size="15pt" style:text-underline-style="none" officeooo:rsid="00104b7e" officeooo:paragraph-rsid="00104b7e" style:font-size-asian="13.1000003814697pt" style:font-size-complex="15pt"/>
    </style:style>
    <style:style style:name="P4" style:family="paragraph" style:parent-style-name="Text_20_body" style:list-style-name="L1">
      <style:paragraph-properties fo:text-align="start" style:justify-single-word="false"/>
      <style:text-properties officeooo:rsid="00126a4d" officeooo:paragraph-rsid="00126a4d"/>
    </style:style>
    <style:style style:name="P5" style:family="paragraph" style:parent-style-name="Text_20_body" style:list-style-name="L1">
      <style:paragraph-properties fo:text-align="start" style:justify-single-word="false"/>
      <style:text-properties officeooo:paragraph-rsid="00126a4d"/>
    </style:style>
    <style:style style:name="P6" style:family="paragraph" style:parent-style-name="Text_20_body" style:list-style-name="L2">
      <style:text-properties style:font-name="Arial1" fo:font-size="12pt" style:text-underline-style="none" fo:font-weight="normal" officeooo:rsid="001319ec" officeooo:paragraph-rsid="001319ec" style:font-size-asian="10.5pt" style:font-weight-asian="normal" style:font-size-complex="12pt" style:font-weight-complex="normal"/>
    </style:style>
    <style:style style:name="P7" style:family="paragraph" style:parent-style-name="Text_20_body" style:list-style-name="L2">
      <style:text-properties style:font-name="Arial1" fo:font-size="12pt" style:text-underline-style="none" fo:font-weight="normal" officeooo:rsid="00139b52" officeooo:paragraph-rsid="00139b52" style:font-size-asian="10.5pt" style:font-weight-asian="normal" style:font-size-complex="12pt" style:font-weight-complex="normal"/>
    </style:style>
    <style:style style:name="P8" style:family="paragraph" style:parent-style-name="Text_20_body" style:list-style-name="L2">
      <style:text-properties style:font-name="Arial1" fo:font-size="12pt" style:text-underline-style="solid" style:text-underline-width="auto" style:text-underline-color="font-color" fo:font-weight="normal" officeooo:rsid="001694c7" officeooo:paragraph-rsid="001694c7" style:font-size-asian="10.5pt" style:font-weight-asian="normal" style:font-size-complex="12pt" style:font-weight-complex="normal"/>
    </style:style>
    <style:style style:name="P9" style:family="paragraph" style:parent-style-name="Text_20_body" style:list-style-name="L2">
      <style:text-properties style:font-name="Arial1" fo:font-weight="bold" officeooo:paragraph-rsid="001694c7" style:font-weight-asian="bold" style:font-weight-complex="bold"/>
    </style:style>
    <style:style style:name="P10" style:family="paragraph" style:parent-style-name="Text_20_body" style:list-style-name="L2">
      <style:text-properties style:font-name="Arial1" fo:font-weight="bold" officeooo:rsid="0017fca3" officeooo:paragraph-rsid="0017fca3" style:font-weight-asian="bold" style:font-weight-complex="bold"/>
    </style:style>
    <style:style style:name="P11" style:family="paragraph" style:parent-style-name="Text_20_body" style:list-style-name="L2">
      <style:text-properties style:font-name="Arial1" fo:font-weight="normal" officeooo:rsid="0017fca3" officeooo:paragraph-rsid="0017fca3" style:font-weight-asian="normal" style:font-weight-complex="normal"/>
    </style:style>
    <style:style style:name="P12" style:family="paragraph" style:parent-style-name="Text_20_body" style:list-style-name="L2">
      <style:text-properties style:font-name="Arial1" style:text-underline-style="solid" style:text-underline-width="auto" style:text-underline-color="font-color" fo:font-weight="normal" officeooo:rsid="001a60a7" officeooo:paragraph-rsid="001a60a7" style:font-weight-asian="normal" style:font-weight-complex="normal"/>
    </style:style>
    <style:style style:name="P13" style:family="paragraph" style:parent-style-name="Text_20_body" style:list-style-name="L2">
      <style:text-properties style:font-name="Arial1" style:text-underline-style="solid" style:text-underline-width="auto" style:text-underline-color="font-color" fo:font-weight="normal" officeooo:rsid="001c7da8" officeooo:paragraph-rsid="001c7da8" style:font-weight-asian="normal" style:font-weight-complex="normal"/>
    </style:style>
    <style:style style:name="P14" style:family="paragraph" style:parent-style-name="Text_20_body" style:list-style-name="L2">
      <style:text-properties style:font-name="Arial1" style:text-underline-style="solid" style:text-underline-width="auto" style:text-underline-color="font-color" fo:font-weight="normal" officeooo:rsid="00218ee0" officeooo:paragraph-rsid="00218ee0" style:font-weight-asian="normal" style:font-weight-complex="normal"/>
    </style:style>
    <style:style style:name="P15" style:family="paragraph" style:parent-style-name="Text_20_body" style:list-style-name="L2">
      <style:text-properties style:font-name="Arial1" style:text-underline-style="solid" style:text-underline-width="auto" style:text-underline-color="font-color" fo:font-weight="normal" officeooo:rsid="0022bd0c" officeooo:paragraph-rsid="0022bd0c" style:font-weight-asian="normal" style:font-weight-complex="normal"/>
    </style:style>
    <style:style style:name="P16" style:family="paragraph">
      <loext:graphic-properties draw:fill-color="#000000"/>
      <style:paragraph-properties fo:text-align="center"/>
    </style:style>
    <style:style style:name="T1" style:family="text">
      <style:text-properties style:font-name="Arial1"/>
    </style:style>
    <style:style style:name="T2" style:family="text">
      <style:text-properties style:font-name="Arial1" style:text-underline-style="solid" style:text-underline-width="auto" style:text-underline-color="font-color" officeooo:rsid="0057d8e8"/>
    </style:style>
    <style:style style:name="T3" style:family="text">
      <style:text-properties style:font-name="Arial1" officeooo:rsid="00104b7e"/>
    </style:style>
    <style:style style:name="T4" style:family="text">
      <style:text-properties style:font-name="Arial1" officeooo:rsid="0057d8e8"/>
    </style:style>
    <style:style style:name="T5" style:family="text">
      <style:text-properties fo:font-weight="bold" style:font-weight-asian="bold" style:font-weight-complex="bold"/>
    </style:style>
    <style:style style:name="T6" style:family="text">
      <style:text-properties officeooo:rsid="001694c7"/>
    </style:style>
    <style:style style:name="T7" style:family="text">
      <style:text-properties fo:font-weight="normal" style:font-weight-asian="normal" style:font-weight-complex="normal"/>
    </style:style>
    <style:style style:name="T8" style:family="text">
      <style:text-properties fo:font-weight="normal" officeooo:rsid="001694c7" style:font-weight-asian="normal" style:font-weight-complex="normal"/>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bold" officeooo:rsid="001b4563" style:font-weight-asian="bold" style:font-weight-complex="bold"/>
    </style:style>
    <style:style style:name="T12" style:family="text">
      <style:text-properties style:text-underline-style="none" officeooo:rsid="00193ee6"/>
    </style:style>
    <style:style style:name="T13" style:family="text">
      <style:text-properties style:text-underline-style="none" officeooo:rsid="001b4563"/>
    </style:style>
    <style:style style:name="T14" style:family="text">
      <style:text-properties style:text-underline-style="none" officeooo:rsid="0020df8e"/>
    </style:style>
    <style:style style:name="T1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andom C++ Notes</text:h>
      <text:p text:style-name="P1"><text:span text:style-name="T2">Notes</text:span><text:span text:style-name="T4">:</text:span></text:p>
      <text:list xml:id="list4074850795" text:style-name="L1">
        <text:list-item>
          <text:p text:style-name="P4"><text:span text:style-name="T3">T</text:span><text:span text:style-name="T1">his contains random notes not found in books or tutorial or whatever. Search for the [SECTION] keyword to find sections</text:span></text:p>
        </text:list-item>
        <text:list-item>
          <text:p text:style-name="P5"><text:span text:style-name="T3">Include the [SECTION] note. Subject lines like the below will be what the next block will be about. </text:span><text:span text:style-name="T4"><text:line-break/></text:span></text:p>
        </text:list-item>
      </text:list>
      <text:h text:style-name="P3" text:outline-level="1"><draw:line text:anchor-type="paragraph" draw:z-index="0" draw:name="Horizontal line 1" draw:style-name="gr1" draw:text-style-name="P16" svg:x1="7.3555in" svg:y1="0.0972in" svg:x2="-0.2071in" svg:y2="0.0972in"><text:p/></draw:line>[SECTION] - Macros</text:h>
      <text:list xml:id="list936330858" text:style-name="L2">
        <text:list-item>
          <text:p text:style-name="P6">Using <text:span text:style-name="T5">#define</text:span> can be used to create a macro. In C++, a macro is a rule that defines how input text is converted into replacement output text</text:p>
        </text:list-item>
        <text:list-item>
          <text:p text:style-name="P7">Two basic types: object-like macros, and function-like macros. <text:span text:style-name="T6">No semicolons since its a preprocessor directive</text:span></text:p>
          <text:list>
            <text:list-item>
              <text:p text:style-name="P8">Function-like<text:span text:style-name="T9"> → act like functions, can be considered dangerous</text:span></text:p>
            </text:list-item>
            <text:list-item>
              <text:p text:style-name="P8">Object-like<text:span text:style-name="T9"> → </text:span></text:p>
              <text:list>
                <text:list-item>
                  <text:p text:style-name="P9">#define identifier <text:span text:style-name="T7">→ </text:span><text:span text:style-name="T8">no substitution text</text:span></text:p>
                </text:list-item>
                <text:list-item>
                  <text:p text:style-name="P10"><text:span text:style-name="T8">U</text:span><text:span text:style-name="T7">sing with no substitution text makes it fall under </text:span><text:span text:style-name="T15">conditional compilation.</text:span></text:p>
                </text:list-item>
                <text:list-item>
                  <text:p text:style-name="P9">#define identifier substitution_text</text:p>
                </text:list-item>
                <text:list-item>
                  <text:p text:style-name="P11">When the preprocessor encounters <text:span text:style-name="T5">identifier</text:span>, it is replaced with <text:span text:style-name="T5">substitution_text</text:span>. Convention is all caps with underscores as spaces such as <text:span text:style-name="T5">THIS_IS_IT.</text:span></text:p>
                </text:list-item>
              </text:list>
            </text:list-item>
          </text:list>
        </text:list-item>
        <text:list-item>
          <text:p text:style-name="P12">Conditional compilation<text:span text:style-name="T9"> → T</text:span><text:span text:style-name="T12">his allows you to specify under what conditions something will or won’t compile. </text:span><text:span text:style-name="T13">Using </text:span><text:span text:style-name="T11">#ifdef, #ifndef, #endif</text:span><text:span text:style-name="T13">. </text:span></text:p>
          <text:list>
            <text:list-item>
              <text:p text:style-name="P12"><text:span text:style-name="T9">The </text:span><text:span text:style-name="T10">#ifdef</text:span><text:span text:style-name="T9"> preprocessor directive allows the preprocessor to check whether an identifier has been previously </text:span><text:span text:style-name="T10">#defined</text:span><text:span text:style-name="T9">. If so, the code between the </text:span><text:span text:style-name="T10">#ifdef</text:span><text:span text:style-name="T9"> and matching </text:span><text:span text:style-name="T10">#endif</text:span><text:span text:style-name="T9"> is compiled. If not, the code is ignored</text:span></text:p>
            </text:list-item>
            <text:list-item>
              <text:p text:style-name="P13"><text:span text:style-name="T9">The </text:span><text:span text:style-name="T10">#ifndef</text:span><text:span text:style-name="T9"> says if the macro has not been defined yet, the code between </text:span><text:span text:style-name="T10">#ifndef </text:span><text:span text:style-name="T9">and</text:span><text:span text:style-name="T10"> #endif</text:span><text:span text:style-name="T9"> will compile</text:span></text:p>
            </text:list-item>
            <text:list-item>
              <text:p text:style-name="P13"><text:span text:style-name="T9">In place of </text:span><text:span text:style-name="T10">#ifdef PRINT_BOB</text:span><text:span text:style-name="T9"> and </text:span><text:span text:style-name="T10">#ifndef PRINT_BOB</text:span><text:span text:style-name="T9">, you’ll also see </text:span><text:span text:style-name="T10">#if defined(PRINT_BOB)</text:span><text:span text:style-name="T9"> and </text:span><text:span text:style-name="T10">#if !defined(PRINT_BOB)</text:span><text:span text:style-name="T9">. These do the same, but use a slightly more C++-style synta</text:span><text:span text:style-name="T14">x</text:span></text:p>
            </text:list-item>
          </text:list>
        </text:list-item>
        <text:list-item>
          <text:p text:style-name="P14"><text:span text:style-name="T14">O</text:span><text:span text:style-name="T9">bject like macros don’t affect other preprocessor directives, it just affects normal code</text:span></text:p>
        </text:list-item>
        <text:list-item>
          <text:p text:style-name="P15"><text:span text:style-name="T9">Directives are resolved before compilation, top to bottom, file by file basis</text:span></text:p>
        </text:list-item>
        <text:list-item>
          <text:p text:style-name="P15"><text:span text:style-name="T9">Once the preprocessor has finished, all defined identifiers from that file are discarded. This </text:span><text:soft-page-break/><text:span text:style-name="T9">means that directives are only valid from the point of definition to the end of the file in which they are defined. Directives defined in one code file do not have impact on other code files in the same project.</text:span></text:p>
        </text:list-item>
        <text:list-item>
          <text:p text:style-name="P15"><text:span text:style-name="T9"/></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aco" svg:font-family="Monaco, Consolas, 'andale mono', 'dejavu sans mono', monospace"/>
    <style:font-face style:name="NSimSun" svg:font-family="NSimSun" style:font-family-generic="modern" style:font-pitch="fixed"/>
    <style:font-face style:name="Open Sans" svg:font-family="'Open Sans'"/>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courier 10 pitch" svg:font-family="'courier 10 pitch',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11:35:35.123000000</dc:date>
    <meta:editing-duration>PT1H12M40S</meta:editing-duration>
    <meta:editing-cycles>24</meta:editing-cycles>
    <meta:generator>LibreOffice/7.2.4.1$Windows_X86_64 LibreOffice_project/27d75539669ac387bb498e35313b970b7fe9c4f9</meta:generator>
    <meta:document-statistic meta:table-count="0" meta:image-count="0" meta:object-count="0" meta:page-count="2" meta:paragraph-count="21" meta:word-count="336" meta:character-count="2022" meta:non-whitespace-character-count="1720"/>
  </office:meta>
</office:document-meta>
</file>